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P5" style:family="paragraph" style:parent-style-name="Text_20_body" style:list-style-name="L1">
      <style:paragraph-properties fo:line-height="100%"/>
    </style:style>
    <style:style style:name="P6" style:family="paragraph" style:parent-style-name="Text_20_body" style:list-style-name="L1">
      <style:paragraph-properties fo:line-height="100%"/>
      <style:text-properties officeooo:rsid="004e5c92" officeooo:paragraph-rsid="004e5c92"/>
    </style:style>
    <style:style style:name="P7" style:family="paragraph" style:parent-style-name="Text_20_body" style:list-style-name="L2">
      <style:paragraph-properties fo:line-height="150%"/>
    </style:style>
    <style:style style:name="P8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9" style:family="paragraph" style:parent-style-name="Text_20_body" style:list-style-name="L3"/>
    <style:style style:name="P10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officeooo:rsid="004c95cc"/>
    </style:style>
    <style:style style:name="T2" style:family="text">
      <style:text-properties officeooo:rsid="00495328"/>
    </style:style>
    <style:style style:name="T3" style:family="text">
      <style:text-properties officeooo:rsid="004b0446"/>
    </style:style>
    <style:style style:name="T4" style:family="text">
      <style:text-properties officeooo:rsid="004e5c92"/>
    </style:style>
    <style:style style:name="T5" style:family="text">
      <style:text-properties style:text-position="super 58%"/>
    </style:style>
    <style:style style:name="T6" style:family="text">
      <style:text-properties fo:font-style="normal" officeooo:rsid="004c95cc" style:font-style-asian="normal" style:font-style-complex="normal"/>
    </style:style>
    <style:style style:name="T7" style:family="text">
      <style:text-properties fo:font-size="14pt" officeooo:rsid="0042820b" style:font-size-asian="14pt" style:font-size-complex="14pt"/>
    </style:style>
    <style:style style:name="T8" style:family="text">
      <style:text-properties fo:font-size="14pt" officeooo:rsid="00495328" style:font-size-asian="14pt" style:font-size-complex="14pt"/>
    </style:style>
    <style:style style:name="T9" style:family="text">
      <style:text-properties officeooo:rsid="0050c8b6"/>
    </style:style>
    <style:style style:name="T10" style:family="text">
      <style:text-properties fo:text-transform="upperca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Call to Worship</text:span> ( ) / <text:span text:style-name="Strong_20_Emphasis">Opening prayer</text:span> (Douglas Milne)</text:p>
      <text:p text:style-name="P10"><text:span text:style-name="Strong_20_Emphasis">Praise</text:span>: <text:span text:style-name="Emphasis">Jesus Shall Reign</text:span></text:p>
      <text:p text:style-name="P10"><text:span text:style-name="Strong_20_Emphasis">Bible Reading</text:span>: Daniel 4:1-18 (Russell)</text:p>
      <text:p text:style-name="P10"><text:span text:style-name="Strong_20_Emphasis">Announcements</text:span> (John A)</text:p>
      <text:p text:style-name="P10"><text:span text:style-name="Strong_20_Emphasis">Sunday School Video</text:span> (J<text:span text:style-name="T9">ohn </text:span>A)</text:p>
      <text:p text:style-name="P10"><text:span text:style-name="Strong_20_Emphasis">Praise</text:span>: <text:span text:style-name="Emphasis">In Christ Alone</text:span></text:p>
      <text:p text:style-name="P10"><text:span text:style-name="Strong_20_Emphasis">Prayer for the church and the world</text:span> (DM)</text:p>
      <text:p text:style-name="P10"><text:span text:style-name="Strong_20_Emphasis">Bible reading</text:span>: Daniel 4:19-27 (Seng T)</text:p>
      <text:p text:style-name="P10"><text:span text:style-name="Strong_20_Emphasis">Praise</text:span>: <text:span text:style-name="Emphasis">Praise My Soul the King of Heaven</text:span> (Offering)</text:p>
      <text:p text:style-name="P10"><text:span text:style-name="Strong_20_Emphasis">Sermon</text:span>: “<text:span text:style-name="T10">Wisdom fit for a king!</text:span>” (Jake Martin)</text:p>
      <text:p text:style-name="P10"><text:span text:style-name="Strong_20_Emphasis">Praise</text:span>: <text:span text:style-name="Emphasis">Take My Life and let it be</text:span></text:p>
      <text:p text:style-name="P10"><text:span text:style-name="Strong_20_Emphasis">Benediction</text:span> (JM)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Sermon Outline</text:span></text:p>
      <text:p text:style-name="Text_20_body">“<text:span text:style-name="T10">Wisdom fit for a king!</text:span>”   (Daniel 4)</text:p>
      <text:p text:style-name="Text_20_body">Introduction: Pride comes before the fall</text:p>
      <text:list text:style-name="L3">
        <text:list-item>
          <text:p text:style-name="P9">The dream (v1-18)</text:p>
        </text:list-item>
        <text:list-item>
          <text:p text:style-name="P9">The interpretation (v19-27)</text:p>
        </text:list-item>
      </text:list>
      <text:p text:style-name="Text_20_body">3. The fulfillment (v28-37)</text:p>
      <text:p text:style-name="Text_20_body">4. Implications</text:p>
      <text:p text:style-name="Text_20_body">Conclusion</text:p>
      <text:p text:style-name="P2"/>
      <text:p text:style-name="P4"><text:span text:style-name="T7">[</text:span><text:span text:style-name="T8">Rej! 47</text:span><text:span text:style-name="T7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c95cc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6</text:span><text:span text:style-name="MT2">th</text:span> <text:span text:style-name="MT1">April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4-11T10:56:02.917382303</dc:date>
    <meta:editing-duration>PT6H33M37S</meta:editing-duration>
    <meta:editing-cycles>45</meta:editing-cycles>
    <meta:generator>LibreOffice/24.2.7.2$Linux_X86_64 LibreOffice_project/420$Build-2</meta:generator>
    <meta:print-date>2024-02-03T21:06:33.278074986</meta:print-date>
    <meta:document-statistic meta:table-count="0" meta:image-count="0" meta:object-count="0" meta:page-count="2" meta:paragraph-count="22" meta:word-count="110" meta:character-count="646" meta:non-whitespace-character-count="558"/>
  </office:meta>
</office:document-meta>
</file>